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text-underline-style="solid"/>
    </style:style>
    <style:style style:name="T3" style:family="text">
      <style:text-properties fo:font-style="italic" fo:font-style-asian="italic" fo:font-style-complex="italic"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Use case 1</text:span><text:span text:style-name="T2">: Client initialization</text:span></text:p>
      <text:p text:style-name="P1">1. Client creates special entry for multicast group address 224.0.0.1 on its current interface and saves it in its hashmap</text:p>
      <text:p text:style-name="P1">2. Client sends Report message (is it necessary? verify with RFC)</text:p>
      <text:p text:style-name="P1"/>
      <text:p text:style-name="P1"/>
      <text:p text:style-name="P1"><text:span text:style-name="T1">Use case 2</text:span><text:span text:style-name="T2">: Router receives multicast packet</text:span></text:p>
      <text:p text:style-name="P1">1. Router looks up multicast group’s address of the packet</text:p>
      <text:p text:style-name="P1">2. Router forwards the packet to interfaces that have active members in that particular group address</text:p>
      <text:p text:style-name="P1"/>
      <text:p text:style-name="P1"><text:span text:style-name="T3">Router’s attributes:</text:span></text:p>
      <text:p text:style-name="P1">HashMap&lt; (interface, multicast addr), <text:s/>counter &gt; <text:s/>// counts amount of unresponded General Queries</text:p>
      <text:p text:style-name="P1">HashMap&lt; (interface, multicast addr), <text:s/>(group timer, filter mode, source records)&gt; <text:s/>// for forwarding</text:p>
      <text:p text:style-name="P1">SourceRecord = Vector&lt;src IP address, source timer&gt;</text:p>
      <text:p text:style-name="P1"/>
      <text:p text:style-name="P1"/>
      <text:p text:style-name="P1"><text:span text:style-name="T1">Use case 3</text:span><text:span text:style-name="T2">: Client joins multicast host group</text:span></text:p>
      <text:p text:style-name="P1">1. Client calls join_group handler with the group’s multicast address as the argument</text:p>
      <text:p text:style-name="P1">2. Client creates value (EXCLUDE, {}) and maps it to key (local network interface, group’s multicast address) to indicate that it accepts multicast packets from all sources to that group’s multicast address on this interface</text:p>
      <text:p text:style-name="P1">3. Client sends Report message to Router</text:p>
      <text:p text:style-name="P1">———————</text:p>
      <text:p text:style-name="P1">4. Router initializes group timer, source timers and counters.</text:p>
      <text:p text:style-name="P1">5. Router maps the (multicast address, interface) key to the specified (group timer, filter-mode, source records) pair as entry to its hashmap.</text:p>
      <text:p text:style-name="P1"/>
      <text:p text:style-name="P1">client’s local IP address 192.168.2.1; dst port 1234</text:p>
      <text:p text:style-name="P1">=&gt; Socket(192.168.2.1:1234)</text:p>
      <text:p text:style-name="P1"/>
      <text:p text:style-name="P1"><text:span text:style-name="T3">Client’s attributes:</text:span></text:p>
      <text:p text:style-name="P1">Sockets = Vector&lt;Socket&gt; <text:s/>// vector of sockets (local IP address + port number)</text:p>
      <text:p text:style-name="P1">SocketStates = HashMap&lt; (Socket, interface, multicast addr), <text:s/>(Filter Mode , Source List)&gt;</text:p>
      <text:p text:style-name="P1">InterfaceStates = HashMap&lt; (interface, multicast addr), <text:s/>(Filter Mode , Source List)&gt;</text:p>
      <text:p text:style-name="P1"/>
      <text:p text:style-name="P1">Filter Mode = INCLUDE | EXCLUDE</text:p>
      <text:p text:style-name="P1">Source List = Vector&lt;IPAddress&gt; <text:s/>// multicast server’s source IP addresses</text:p>
      <text:p text:style-name="P1"/>
      <text:p text:style-name="P1"/>
      <text:p text:style-name="P1"><text:span text:style-name="T1">Use case 4</text:span><text:span text:style-name="T2">: Router receives a Report message</text:span></text:p>
      <text:p text:style-name="P1">1. Router checks whether the IGMP message is valid</text:p>
      <text:p text:style-name="P1">2. Router initializes group timer, source timers and counters.</text:p>
      <text:p text:style-name="P1">3. Router maps the (interface, multicast address) key to the specified (group timer, filter-mode, source records) pair as entry to its hashmap.</text:p>
      <text:p text:style-name="P1"/>
      <text:p text:style-name="P1"/>
      <text:p text:style-name="P1"><text:span text:style-name="T1">Use case 5</text:span><text:span text:style-name="T2">: Multicast router sends General Query message</text:span></text:p>
      <text:p text:style-name="P1">1. Router increments the counter for every (interface, multicast addr) key in its hashmap</text:p>
      <text:p text:style-name="P1"><text:tab/>IF the counter exceeds [ROBUSTNESS VARIABLE]</text:p>
      <text:p text:style-name="P1"><text:tab/><text:tab/>THEN the group is regarded as memberless and is removed from hashmaps</text:p>
      <text:p text:style-name="P1"><text:tab/>ELSE</text:p>
      <text:p text:style-name="P1"><text:tab/><text:tab/>2. Router calls generalQuery handler to send queries downstream to each interface</text:p>
      <text:p text:style-name="P1"><text:span text:style-name="T1">Use case 6</text:span><text:span text:style-name="T2">: Client receives General Query message</text:span></text:p>
      <text:p text:style-name="P1">1. Client validates query message for errors</text:p>
      <text:p text:style-name="P1">2. For every key in hasmap a report is generated and sent back to IP dst of 224.0.0.22 with TTL 1</text:p>
      <text:p text:style-name="P1"/>
      <text:p text:style-name="P1"/>
      <text:p text:style-name="P1"><text:span text:style-name="T1">Use case 7</text:span><text:span text:style-name="T2">: Client leaves multicast group</text:span></text:p>
      <text:p text:style-name="P1">1. Client calls leave_group handler with the multicast group address as the argument</text:p>
      <text:p text:style-name="P1">2. Client removes entry with (interface, multicast addr) from its hashma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